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Droid Sans Mono" svg:font-family="'Droid Sans Mono'"/>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Times New Roman" svg:font-family="'Times New Roman'"/>
  </office:font-face-decls>
  <office:automatic-styles>
    <style:style style:name="Table1" style:family="table">
      <style:table-properties style:width="17.59cm" fo:margin-left="0cm" table:align="left"/>
    </style:style>
    <style:style style:name="Table1.A" style:family="table-column">
      <style:table-column-properties style:column-width="1.977cm"/>
    </style:style>
    <style:style style:name="Table1.B" style:family="table-column">
      <style:table-column-properties style:column-width="2.011cm"/>
    </style:style>
    <style:style style:name="Table1.C" style:family="table-column">
      <style:table-column-properties style:column-width="7.525cm"/>
    </style:style>
    <style:style style:name="Table1.D" style:family="table-column">
      <style:table-column-properties style:column-width="6.077cm"/>
    </style:style>
    <style:style style:name="Table1.A1" style:family="table-cell">
      <style:table-cell-properties style:vertical-align="middle" fo:padding-left="0.169cm" fo:padding-right="0cm" fo:padding-top="0cm" fo:padding-bottom="0cm" fo:border-left="0.25pt solid #dddddd" fo:border-right="none" fo:border-top="none" fo:border-bottom="none" style:direction="ltr" fo:wrap-option="wrap"/>
    </style:style>
    <style:style style:name="Table1.B1" style:family="table-cell">
      <style:table-cell-properties style:vertical-align="middle" fo:padding-left="0.169cm" fo:padding-right="0cm" fo:padding-top="0cm" fo:padding-bottom="0cm" fo:border-left="0.25pt solid #dddddd" fo:border-right="none" fo:border-top="none" fo:border-bottom="none" style:direction="ltr" fo:wrap-option="wrap"/>
    </style:style>
    <style:style style:name="Table1.C1" style:family="table-cell">
      <style:table-cell-properties style:vertical-align="middle" fo:padding-left="0.169cm" fo:padding-right="0cm" fo:padding-top="0cm" fo:padding-bottom="0cm" fo:border-left="0.25pt solid #dddddd" fo:border-right="none" fo:border-top="none" fo:border-bottom="none" style:direction="ltr" fo:wrap-option="wrap"/>
    </style:style>
    <style:style style:name="Table1.D1" style:family="table-cell">
      <style:table-cell-properties style:vertical-align="middle" fo:padding-left="0.169cm" fo:padding-right="0cm" fo:padding-top="0cm" fo:padding-bottom="0cm" fo:border-left="0.25pt solid #dddddd" fo:border-right="none" fo:border-top="none" fo:border-bottom="none" style:direction="ltr" fo:wrap-option="wrap"/>
    </style:style>
    <style:style style:name="Table1.A2"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B2"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C2"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D2"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A3" style:family="table-cell">
      <style:table-cell-properties style:vertical-align="middle" fo:padding-left="0.169cm" fo:padding-right="0cm" fo:padding-top="0.169cm" fo:padding-bottom="0cm" fo:border-left="0.25pt solid #dddddd" fo:border-right="none" fo:border-top="0.25pt solid #dddddd" fo:border-bottom="none" style:direction="ltr" fo:wrap-option="wrap"/>
    </style:style>
    <style:style style:name="Table1.B3" style:family="table-cell">
      <style:table-cell-properties style:vertical-align="middle" fo:padding-left="0.169cm" fo:padding-right="0cm" fo:padding-top="0.169cm" fo:padding-bottom="0cm" fo:border-left="0.25pt solid #dddddd" fo:border-right="none" fo:border-top="0.25pt solid #dddddd" fo:border-bottom="none" style:direction="ltr" fo:wrap-option="wrap"/>
    </style:style>
    <style:style style:name="Table1.C3" style:family="table-cell">
      <style:table-cell-properties style:vertical-align="middle" fo:padding-left="0.169cm" fo:padding-right="0cm" fo:padding-top="0.169cm" fo:padding-bottom="0cm" fo:border-left="0.25pt solid #dddddd" fo:border-right="none" fo:border-top="0.25pt solid #dddddd" fo:border-bottom="none" style:direction="ltr" fo:wrap-option="wrap"/>
    </style:style>
    <style:style style:name="Table1.D3" style:family="table-cell">
      <style:table-cell-properties style:vertical-align="middle" fo:padding-left="0.169cm" fo:padding-right="0cm" fo:padding-top="0.169cm" fo:padding-bottom="0cm" fo:border-left="0.25pt solid #dddddd" fo:border-right="none" fo:border-top="0.25pt solid #dddddd" fo:border-bottom="none" style:direction="ltr" fo:wrap-option="wrap"/>
    </style:style>
    <style:style style:name="Table1.A4"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B4"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C4"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D4"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A5" style:family="table-cell">
      <style:table-cell-properties style:vertical-align="middle" fo:background-color="#f5f5f5"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B5" style:family="table-cell">
      <style:table-cell-properties style:vertical-align="middle" fo:background-color="#f5f5f5"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C5" style:family="table-cell">
      <style:table-cell-properties style:vertical-align="middle" fo:background-color="#f5f5f5"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D5" style:family="table-cell">
      <style:table-cell-properties style:vertical-align="middle" fo:background-color="#f5f5f5"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A6"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B6"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C6"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Table1.D6" style:family="table-cell">
      <style:table-cell-properties style:vertical-align="middle" fo:background-color="#f9f9f9" fo:padding-left="0.169cm" fo:padding-right="0cm" fo:padding-top="0.169cm" fo:padding-bottom="0cm" fo:border-left="0.25pt solid #dddddd" fo:border-right="none" fo:border-top="0.25pt solid #dddddd" fo:border-bottom="none" style:direction="ltr" fo:wrap-option="wrap">
        <style:background-image/>
      </style:table-cell-properties>
    </style:style>
    <style:style style:name="P1" style:family="paragraph" style:parent-style-name="Table_20_Contents">
      <style:paragraph-properties fo:line-height="90%" fo:text-align="start" style:justify-single-word="false"/>
    </style:style>
    <style:style style:name="P2" style:family="paragraph" style:parent-style-name="Standard">
      <style:paragraph-properties fo:line-height="95%"/>
    </style:style>
    <style:style style:name="P3" style:family="paragraph" style:parent-style-name="Standard">
      <style:text-properties fo:color="#000000" style:font-name="Liberation Serif" fo:font-size="11pt" fo:letter-spacing="normal" fo:font-style="normal" fo:font-weight="normal"/>
    </style:style>
    <style:style style:name="P4" style:family="paragraph" style:parent-style-name="Standard">
      <style:text-properties fo:color="#000000" style:font-name="Liberation Serif" fo:font-size="11pt" fo:letter-spacing="normal" fo:font-style="normal" fo:font-weight="normal" fo:background-color="#fff200"/>
    </style:style>
    <style:style style:name="P5" style:family="paragraph" style:parent-style-name="Standard">
      <style:text-properties fo:font-size="16pt"/>
    </style:style>
    <style:style style:name="P6" style:family="paragraph" style:parent-style-name="Standard">
      <style:text-properties fo:font-size="16pt" officeooo:rsid="0059d9fe" officeooo:paragraph-rsid="0059d9fe" fo:background-color="#fff200" style:font-size-asian="16pt" style:font-size-complex="16pt"/>
    </style:style>
    <style:style style:name="P7" style:family="paragraph" style:parent-style-name="Standard">
      <style:text-properties fo:font-size="12pt"/>
    </style:style>
    <style:style style:name="P8" style:family="paragraph" style:parent-style-name="Standard">
      <style:text-properties fo:font-size="12pt" officeooo:paragraph-rsid="001e3eda"/>
    </style:style>
    <style:style style:name="P9" style:family="paragraph" style:parent-style-name="Standard">
      <style:text-properties fo:font-size="12pt" officeooo:rsid="00215d7b" officeooo:paragraph-rsid="00215d7b"/>
    </style:style>
    <style:style style:name="P10" style:family="paragraph" style:parent-style-name="Standard">
      <style:text-properties fo:font-size="12pt" fo:background-color="#fff200"/>
    </style:style>
    <style:style style:name="P11" style:family="paragraph" style:parent-style-name="Standard">
      <style:text-properties fo:font-size="12pt" officeooo:rsid="0027ea83" officeooo:paragraph-rsid="0027ea83" fo:background-color="#fff200"/>
    </style:style>
    <style:style style:name="P12" style:family="paragraph" style:parent-style-name="Standard">
      <style:text-properties fo:font-size="12pt" officeooo:rsid="004eec78" officeooo:paragraph-rsid="004eec78" fo:background-color="#fff200"/>
    </style:style>
    <style:style style:name="P13" style:family="paragraph" style:parent-style-name="Standard">
      <style:text-properties fo:font-size="12pt" officeooo:rsid="00268325" officeooo:paragraph-rsid="00268325"/>
    </style:style>
    <style:style style:name="P14" style:family="paragraph" style:parent-style-name="Standard">
      <style:text-properties fo:font-size="12pt" officeooo:rsid="0027ea83" officeooo:paragraph-rsid="0027ea83"/>
    </style:style>
    <style:style style:name="P15" style:family="paragraph" style:parent-style-name="Standard">
      <style:text-properties fo:font-size="12pt" officeooo:rsid="002aa1d1" officeooo:paragraph-rsid="002aa1d1"/>
    </style:style>
    <style:style style:name="P16" style:family="paragraph" style:parent-style-name="Standard">
      <style:text-properties fo:font-size="12pt" officeooo:rsid="002dc666" officeooo:paragraph-rsid="002dc666"/>
    </style:style>
    <style:style style:name="P17" style:family="paragraph" style:parent-style-name="Standard">
      <style:text-properties fo:font-size="12pt" officeooo:rsid="002f4c4c" officeooo:paragraph-rsid="002f4c4c"/>
    </style:style>
    <style:style style:name="P18" style:family="paragraph" style:parent-style-name="Standard">
      <style:text-properties fo:font-size="12pt" officeooo:rsid="00330221" officeooo:paragraph-rsid="00330221"/>
    </style:style>
    <style:style style:name="P19" style:family="paragraph" style:parent-style-name="Standard">
      <style:text-properties fo:font-size="12pt" officeooo:rsid="002f4c4c" officeooo:paragraph-rsid="002f4c4c" fo:background-color="#72bf44"/>
    </style:style>
    <style:style style:name="P20" style:family="paragraph" style:parent-style-name="Standard">
      <style:text-properties fo:font-size="12pt" officeooo:rsid="003b02bb" officeooo:paragraph-rsid="003b02bb"/>
    </style:style>
    <style:style style:name="P21" style:family="paragraph" style:parent-style-name="Standard">
      <style:text-properties fo:font-size="12pt" officeooo:rsid="003d5158" officeooo:paragraph-rsid="003d5158"/>
    </style:style>
    <style:style style:name="P22" style:family="paragraph" style:parent-style-name="Standard">
      <style:text-properties fo:font-size="12pt" officeooo:rsid="003ec8df" officeooo:paragraph-rsid="00403663"/>
    </style:style>
    <style:style style:name="P23" style:family="paragraph" style:parent-style-name="Standard">
      <style:text-properties fo:font-size="12pt" officeooo:rsid="004498f5" officeooo:paragraph-rsid="004498f5"/>
    </style:style>
    <style:style style:name="P24" style:family="paragraph" style:parent-style-name="Standard">
      <style:text-properties fo:font-size="12pt" officeooo:rsid="004d3a21" officeooo:paragraph-rsid="004d3a21"/>
    </style:style>
    <style:style style:name="P25" style:family="paragraph" style:parent-style-name="Standard">
      <style:text-properties fo:font-size="12pt" officeooo:rsid="004e448e" officeooo:paragraph-rsid="004e448e"/>
    </style:style>
    <style:style style:name="P26" style:family="paragraph" style:parent-style-name="Standard">
      <style:text-properties fo:font-size="12pt" officeooo:rsid="004eec78" officeooo:paragraph-rsid="004eec78"/>
    </style:style>
    <style:style style:name="P27" style:family="paragraph" style:parent-style-name="Standard">
      <style:text-properties fo:font-size="12pt" officeooo:rsid="004eec78" officeooo:paragraph-rsid="00521bdd"/>
    </style:style>
    <style:style style:name="P28" style:family="paragraph" style:parent-style-name="Standard">
      <style:text-properties fo:font-size="12pt" style:text-underline-style="solid" style:text-underline-width="auto" style:text-underline-color="font-color" officeooo:rsid="00521bdd" officeooo:paragraph-rsid="00521bdd" fo:background-color="#fff200"/>
    </style:style>
    <style:style style:name="P29" style:family="paragraph" style:parent-style-name="Standard">
      <style:text-properties fo:font-size="12pt" officeooo:rsid="0059d9fe" officeooo:paragraph-rsid="0059d9fe"/>
    </style:style>
    <style:style style:name="P30" style:family="paragraph" style:parent-style-name="Standard">
      <style:text-properties fo:font-size="12pt" officeooo:rsid="005a0eb0" officeooo:paragraph-rsid="005a0eb0"/>
    </style:style>
    <style:style style:name="P31" style:family="paragraph" style:parent-style-name="Standard">
      <style:text-properties fo:font-size="12pt" officeooo:rsid="005c5730" officeooo:paragraph-rsid="005c5730"/>
    </style:style>
    <style:style style:name="P32" style:family="paragraph" style:parent-style-name="Standard">
      <style:text-properties fo:font-size="12pt" officeooo:rsid="005d3907" officeooo:paragraph-rsid="005d3907"/>
    </style:style>
    <style:style style:name="P33" style:family="paragraph" style:parent-style-name="Standard">
      <style:text-properties fo:font-size="12pt" officeooo:rsid="005d3907" officeooo:paragraph-rsid="0061395a"/>
    </style:style>
    <style:style style:name="P34" style:family="paragraph" style:parent-style-name="Standard">
      <style:text-properties fo:font-size="12pt" officeooo:rsid="0066551f" officeooo:paragraph-rsid="0066551f"/>
    </style:style>
    <style:style style:name="P35" style:family="paragraph" style:parent-style-name="Standard">
      <style:text-properties fo:font-size="12pt" officeooo:rsid="0069bd9d" officeooo:paragraph-rsid="0069bd9d"/>
    </style:style>
    <style:style style:name="P36" style:family="paragraph" style:parent-style-name="Standard">
      <style:text-properties fo:font-size="12pt" officeooo:rsid="006f06b0" officeooo:paragraph-rsid="0061395a"/>
    </style:style>
    <style:style style:name="P37" style:family="paragraph" style:parent-style-name="Standard">
      <style:text-properties fo:font-size="12pt" officeooo:rsid="0072f525" officeooo:paragraph-rsid="0072f525"/>
    </style:style>
    <style:style style:name="P38" style:family="paragraph" style:parent-style-name="Standard">
      <style:text-properties fo:font-size="12pt" officeooo:rsid="0078d221" officeooo:paragraph-rsid="0078d221"/>
    </style:style>
    <style:style style:name="P39" style:family="paragraph" style:parent-style-name="Standard">
      <style:text-properties fo:font-size="12pt" officeooo:rsid="007f8bf6" officeooo:paragraph-rsid="007f8bf6"/>
    </style:style>
    <style:style style:name="P40" style:family="paragraph" style:parent-style-name="Standard">
      <style:text-properties fo:color="#d9d7ce" style:font-name="Droid Sans Mono" fo:font-size="8.5pt" fo:font-weight="normal"/>
    </style:style>
    <style:style style:name="P41" style:family="paragraph" style:parent-style-name="Standard">
      <style:text-properties fo:font-size="15pt"/>
    </style:style>
    <style:style style:name="P42" style:family="paragraph" style:parent-style-name="Standard">
      <style:text-properties fo:font-size="15pt" fo:font-weight="bold"/>
    </style:style>
    <style:style style:name="P43" style:family="paragraph" style:parent-style-name="Standard">
      <style:text-properties fo:font-size="15pt" officeooo:rsid="00268325" officeooo:paragraph-rsid="00268325" style:font-size-asian="15pt" style:font-size-complex="15pt"/>
    </style:style>
    <style:style style:name="P44" style:family="paragraph" style:parent-style-name="Table_20_Heading">
      <style:paragraph-properties fo:line-height="90%" fo:text-align="start" style:justify-single-word="false"/>
      <style:text-properties fo:font-weight="bold"/>
    </style:style>
    <style:style style:name="P45" style:family="paragraph" style:parent-style-name="Standard" style:master-page-name="MasterPage2">
      <style:paragraph-properties style:page-number="auto"/>
    </style:style>
    <style:style style:name="P46" style:family="paragraph" style:parent-style-name="Standard">
      <style:text-properties fo:font-size="12pt" officeooo:rsid="006f06b0" officeooo:paragraph-rsid="0061395a"/>
    </style:style>
    <style:style style:name="P47" style:family="paragraph" style:parent-style-name="Standard">
      <style:text-properties fo:font-size="12pt" officeooo:rsid="0084f172" officeooo:paragraph-rsid="0084f172"/>
    </style:style>
    <style:style style:name="P48" style:family="paragraph" style:parent-style-name="Standard">
      <style:text-properties fo:color="#ce181e" fo:font-size="12pt" officeooo:rsid="008c8066" officeooo:paragraph-rsid="008c8066" fo:background-color="#fff200"/>
    </style:style>
    <style:style style:name="P49" style:family="paragraph" style:parent-style-name="Standard">
      <style:text-properties fo:color="#ce181e" fo:font-size="12pt" officeooo:rsid="008c8066" officeooo:paragraph-rsid="008fa22c" fo:background-color="#fff200"/>
    </style:style>
    <style:style style:name="P50" style:family="paragraph" style:parent-style-name="Standard">
      <style:text-properties officeooo:paragraph-rsid="008fa22c"/>
    </style:style>
    <style:style style:name="P51" style:family="paragraph" style:parent-style-name="Standard">
      <style:text-properties officeooo:rsid="00268238" officeooo:paragraph-rsid="00268238"/>
    </style:style>
    <style:style style:name="P52" style:family="paragraph" style:parent-style-name="Standard">
      <style:text-properties fo:color="#1c1c1c" fo:font-size="12pt" officeooo:rsid="009250d5" officeooo:paragraph-rsid="009250d5" fo:background-color="transparent"/>
    </style:style>
    <style:style style:name="P53" style:family="paragraph" style:parent-style-name="Standard">
      <style:text-properties fo:color="#1c1c1c" fo:font-size="12pt" officeooo:rsid="0095b96a" officeooo:paragraph-rsid="0095b96a" fo:background-color="transparent"/>
    </style:style>
    <style:style style:name="P54" style:family="paragraph" style:parent-style-name="Standard">
      <style:text-properties fo:color="#1c1c1c" fo:font-size="12pt" officeooo:rsid="00966caf" officeooo:paragraph-rsid="00966caf" fo:background-color="transparent"/>
    </style:style>
    <style:style style:name="P55" style:family="paragraph" style:parent-style-name="Standard">
      <style:text-properties fo:color="#1c1c1c" fo:font-size="12pt" officeooo:rsid="0098df36" officeooo:paragraph-rsid="0098df36" fo:background-color="transparent"/>
    </style:style>
    <style:style style:name="P56" style:family="paragraph" style:parent-style-name="Standard">
      <style:text-properties fo:color="#1c1c1c" fo:font-size="12pt" officeooo:rsid="009996c5" officeooo:paragraph-rsid="009996c5" fo:background-color="transparent"/>
    </style:style>
    <style:style style:name="P57" style:family="paragraph" style:parent-style-name="Standard">
      <style:text-properties fo:color="#1c1c1c" fo:font-size="12pt" officeooo:rsid="0099de39" officeooo:paragraph-rsid="0099de39" fo:background-color="transparent"/>
    </style:style>
    <style:style style:name="T1" style:family="text">
      <style:text-properties fo:color="#000000" style:font-name="Liberation Serif" fo:font-size="11pt" fo:letter-spacing="normal" fo:font-style="normal" fo:font-weight="normal"/>
    </style:style>
    <style:style style:name="T2" style:family="text">
      <style:text-properties fo:color="#000000" style:font-name="Liberation Serif" fo:font-size="11pt" fo:letter-spacing="normal" fo:font-style="normal" fo:font-weight="normal" fo:background-color="#fff200" loext:char-shading-value="0"/>
    </style:style>
    <style:style style:name="T3" style:family="text">
      <style:text-properties fo:color="#d9d7ce" style:font-name="Droid Sans Mono" fo:font-size="8.5pt" fo:font-weight="normal"/>
    </style:style>
    <style:style style:name="T4" style:family="text">
      <style:text-properties fo:color="#ffd580" style:font-name="Droid Sans Mono" fo:font-size="8.5pt" fo:font-weight="normal"/>
    </style:style>
    <style:style style:name="T5" style:family="text">
      <style:text-properties fo:color="#80d4ff" style:font-name="Droid Sans Mono" fo:font-size="8.5pt" fo:font-weight="normal"/>
    </style:style>
    <style:style style:name="T6" style:family="text">
      <style:text-properties fo:color="#d4bfff" style:font-name="Droid Sans Mono" fo:font-size="8.5pt" fo:font-weight="normal"/>
    </style:style>
    <style:style style:name="T7" style:family="text">
      <style:text-properties fo:color="#cbe645" style:font-name="Droid Sans Mono" fo:font-size="8.5pt" fo:font-weight="normal"/>
    </style:style>
    <style:style style:name="T8" style:family="text">
      <style:text-properties fo:color="#bae67e" style:font-name="Droid Sans Mono" fo:font-size="8.5pt" fo:font-weight="normal"/>
    </style:style>
    <style:style style:name="T9" style:family="text">
      <style:text-properties officeooo:rsid="001c9d0f"/>
    </style:style>
    <style:style style:name="T10" style:family="text">
      <style:text-properties fo:background-color="#fff200" loext:char-shading-value="0"/>
    </style:style>
    <style:style style:name="T11" style:family="text">
      <style:text-properties officeooo:rsid="005f2f50" fo:background-color="#fff200" loext:char-shading-value="0"/>
    </style:style>
    <style:style style:name="T12" style:family="text">
      <style:text-properties officeooo:rsid="0082807b" fo:background-color="#fff200" loext:char-shading-value="0"/>
    </style:style>
    <style:style style:name="T13" style:family="text">
      <style:text-properties fo:background-color="#fff200" loext:char-shading-value="0"/>
    </style:style>
    <style:style style:name="T14" style:family="text">
      <style:text-properties officeooo:rsid="008c8066" fo:background-color="#fff200" loext:char-shading-value="0"/>
    </style:style>
    <style:style style:name="T15" style:family="text">
      <style:text-properties officeooo:rsid="0027ea83"/>
    </style:style>
    <style:style style:name="T16" style:family="text">
      <style:text-properties officeooo:rsid="0028436e"/>
    </style:style>
    <style:style style:name="T17" style:family="text">
      <style:text-properties officeooo:rsid="002892c9"/>
    </style:style>
    <style:style style:name="T18" style:family="text">
      <style:text-properties officeooo:rsid="002c9a4b"/>
    </style:style>
    <style:style style:name="T19" style:family="text">
      <style:text-properties officeooo:rsid="00348982"/>
    </style:style>
    <style:style style:name="T20" style:family="text">
      <style:text-properties fo:background-color="#72bf44" loext:char-shading-value="0"/>
    </style:style>
    <style:style style:name="T21" style:family="text">
      <style:text-properties officeooo:rsid="00397dc5" fo:background-color="#72bf44" loext:char-shading-value="0"/>
    </style:style>
    <style:style style:name="T22" style:family="text">
      <style:text-properties officeooo:rsid="00401007"/>
    </style:style>
    <style:style style:name="T23" style:family="text">
      <style:text-properties officeooo:rsid="004108a6"/>
    </style:style>
    <style:style style:name="T24" style:family="text">
      <style:text-properties officeooo:rsid="00458095"/>
    </style:style>
    <style:style style:name="T25" style:family="text">
      <style:text-properties officeooo:rsid="0046f994"/>
    </style:style>
    <style:style style:name="T26" style:family="text">
      <style:text-properties officeooo:rsid="004eec78"/>
    </style:style>
    <style:style style:name="T27" style:family="text">
      <style:text-properties officeooo:rsid="004fdbcd"/>
    </style:style>
    <style:style style:name="T28" style:family="text">
      <style:text-properties officeooo:rsid="00521bdd"/>
    </style:style>
    <style:style style:name="T29" style:family="text">
      <style:text-properties officeooo:rsid="005b1305"/>
    </style:style>
    <style:style style:name="T30" style:family="text">
      <style:text-properties officeooo:rsid="005f2f50"/>
    </style:style>
    <style:style style:name="T31" style:family="text">
      <style:text-properties fo:font-style="normal" style:font-style-asian="normal" style:font-style-complex="normal"/>
    </style:style>
    <style:style style:name="T32" style:family="text">
      <style:text-properties officeooo:rsid="0073ec04"/>
    </style:style>
    <style:style style:name="T33" style:family="text">
      <style:text-properties officeooo:rsid="00752511"/>
    </style:style>
    <style:style style:name="T34" style:family="text">
      <style:text-properties officeooo:rsid="007a8ba8"/>
    </style:style>
    <style:style style:name="T35" style:family="text">
      <style:text-properties fo:font-size="14pt" fo:background-color="#fff200" loext:char-shading-value="0" style:font-size-asian="14pt" style:font-size-complex="14pt"/>
    </style:style>
    <style:style style:name="T36" style:family="text">
      <style:text-properties officeooo:rsid="0082807b"/>
    </style:style>
    <style:style style:name="T37" style:family="text">
      <style:text-properties officeooo:rsid="0085774a"/>
    </style:style>
    <style:style style:name="T38" style:family="text">
      <style:text-properties officeooo:rsid="0088fe4a"/>
    </style:style>
    <style:style style:name="T39" style:family="text">
      <style:text-properties officeooo:rsid="008ac4ab"/>
    </style:style>
    <style:style style:name="T40" style:family="text">
      <style:text-properties officeooo:rsid="008c8066"/>
    </style:style>
    <style:style style:name="T41" style:family="text">
      <style:text-properties officeooo:rsid="008fa22c"/>
    </style:style>
    <style:style style:name="T42" style:family="text">
      <style:text-properties officeooo:rsid="0097233f"/>
    </style:style>
    <style:style style:name="T43" style:family="text">
      <style:text-properties officeooo:rsid="009ae29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RESTful API and services (Representattional State Transfer)</text:p>
      <text:p text:style-name="Standard"><text:a xlink:type="simple" xlink:href="https://www.youtube.com/watch?v=GZvSYJDk-us" text:style-name="Internet_20_link" text:visited-style-name="Visited_20_Internet_20_Link"><text:span text:style-name="Internet_20_link">https://www.youtube.com/watch?v=GZvSYJDk-us</text:span></text:a> (API course)</text:p>
      <text:p text:style-name="Standard"/>
      <text:p text:style-name="Standard"/>
      <text:p text:style-name="Standard">Client asks a server for data. Server responds with an HTML page. Instead of HTML page REST allows us to have XML/JSON formatted data transferred to client for use in our web page. REST processes the request at the server side, creates that data, <text:s/>(the values of e.g. an object are the data) are returned to the client requesting the data. Server sends the state of the object. This state is a representation of the data (in the form of JSON or XML). Hence it’s called representational state transfer. </text:p>
      <text:p text:style-name="Standard"/>
      <text:p text:style-name="Standard">THE type of the HTTP request determines the kind of the operation. Every request has a verb or method that determines its type or intention. GET – gets data. POST – creating data. PUT – updating data. DELETE- deleting data. </text:p>
      <text:p text:style-name="Standard"/>
      <text:p text:style-name="P50"/>
      <text:p text:style-name="P51">In postman, create a new collection to test apis. In your edit settings for a collection, change the authorization. Set up new variables for your API services account SID, and Auth Token. </text:p>
      <text:p text:style-name="P51"/>
      <text:p text:style-name="P49">Arrow functions dont have “this”. The “this” keyword in an arrow function references the calling function, not the object in a function itself. <text:span text:style-name="T41">If you want to create a method that is part of an object, dont use an arrow function. Only use arrow functions for standalone functions.</text:span></text:p>
      <text:p text:style-name="Standard"/>
      <text:p text:style-name="Standard">GraphQL - <text:a xlink:type="simple" xlink:href="https://www.howtographql.com/basics/0-introduction/" text:style-name="Internet_20_link" text:visited-style-name="Visited_20_Internet_20_Link"><text:span text:style-name="Internet_20_link">https://www.howtographql.com/basics/0-introduction/</text:span></text:a></text:p>
      <text:p text:style-name="Standard"/>
      <text:p text:style-name="Standard">Schema for writing GraphQL queries is called schema definition language. </text:p>
      <text:p text:style-name="Standard"/>
      <text:p text:style-name="Standard"/>
      <text:p text:style-name="Standard"/>
      <text:p text:style-name="Standard"/>
      <text:p text:style-name="P41">Express Chapter 4</text:p>
      <text:p text:style-name="Standard"/>
      <text:p text:style-name="Standard"/>
      <text:p text:style-name="Standard"><text:span text:style-name="T10">How Express works </text:span>- <text:span text:style-name="T1">Express, is a web application framework for Node.js, released as free and open-source software under the MIT License. It is designed for building web applications and APIs. It has been called the de facto standard server framework for Node.js.</text:span></text:p>
      <text:p text:style-name="P3"/>
      <text:p text:style-name="P3">app.get(‘/’, (req, res) =&gt; { <text:s text:c="5"/>//’/’ root of the website. (req,res) =&gt;{} is a callback function</text:p>
      <text:p text:style-name="P3"><text:s text:c="7"/>//</text:p>
      <text:p text:style-name="P3">});</text:p>
      <text:p text:style-name="P3"/>
      <text:p text:style-name="P3">install nodemon package in project. With nodemon we dont have to stop and restart listening on a port. (Video 5)</text:p>
      <text:p text:style-name="P3"/>
      <text:p text:style-name="P3">Setting environment variables (video 6). </text:p>
      <text:p text:style-name="P3"/>
      <text:p text:style-name="P3">on terminal , ** export PORT=4000 ** to set the environment’s PORT number for your machine</text:p>
      <text:p text:style-name="P3"/>
      <text:p text:style-name="P3"><text:span text:style-name="T10">*********Route parameters********</text:span>*</text:p>
      <text:p text:style-name="P3"/>
      <text:p text:style-name="Standard"><text:a xlink:type="simple" xlink:href="http://localhost:5000/api/posts/2020/6?sortBy=name" text:style-name="Internet_20_link" text:visited-style-name="Visited_20_Internet_20_Link"><text:span text:style-name="Internet_20_link">http://localhost:5000/api/posts/2020/6?sortBy=name</text:span></text:a><text:span text:style-name="T1"> <text:s text:c="3"/>------/api/posts/2020/6 route parameters for essential </text:span><text:soft-page-break/><text:span text:style-name="T1">values. <text:s text:c="3"/>?sortBy=name equals query string parameters for additional data for backend services. Query parameters are stored in an object with a bunch of key-value pairs.</text:span></text:p>
      <text:p text:style-name="P3"/>
      <text:p text:style-name="P3"/>
      <text:p text:style-name="P3"/>
      <text:p text:style-name="P3"/>
      <text:p text:style-name="P3"/>
      <text:p text:style-name="P3"/>
      <text:p text:style-name="P3"/>
      <text:p text:style-name="P3"/>
      <text:p text:style-name="P3"/>
      <text:p text:style-name="P4">HTTP POST requests – video 9</text:p>
      <text:p text:style-name="P3"/>
      <text:p text:style-name="P3">Responding to HTTP post requests. </text:p>
      <text:p text:style-name="P3"/>
      <text:p text:style-name="P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4">HTTP Verb</text:p>
          </table:table-cell>
          <table:table-cell table:style-name="Table1.B1" office:value-type="string">
            <text:p text:style-name="P44">CRUD</text:p>
          </table:table-cell>
          <table:table-cell table:style-name="Table1.C1" office:value-type="string">
            <text:p text:style-name="P44">Entire Collection (e.g. /customers)</text:p>
          </table:table-cell>
          <table:table-cell table:style-name="Table1.D1" office:value-type="string">
            <text:p text:style-name="P44">Specific Item (e.g. /customers/{id})</text:p>
          </table:table-cell>
        </table:table-row>
        <table:table-row>
          <table:table-cell table:style-name="Table1.A2" office:value-type="string">
            <text:p text:style-name="P1">POST</text:p>
          </table:table-cell>
          <table:table-cell table:style-name="Table1.B2" office:value-type="string">
            <text:p text:style-name="P1">Create</text:p>
          </table:table-cell>
          <table:table-cell table:style-name="Table1.C2" office:value-type="string">
            <text:p text:style-name="P1">201 (Created), 'Location' header with link to /customers/{id} containing new ID.</text:p>
          </table:table-cell>
          <table:table-cell table:style-name="Table1.D2" office:value-type="string">
            <text:p text:style-name="P1">404 (Not Found), 409 (Conflict) if resource already exists..</text:p>
          </table:table-cell>
        </table:table-row>
        <table:table-row>
          <table:table-cell table:style-name="Table1.A3" office:value-type="string">
            <text:p text:style-name="P1">GET</text:p>
          </table:table-cell>
          <table:table-cell table:style-name="Table1.B3" office:value-type="string">
            <text:p text:style-name="P1">Read</text:p>
          </table:table-cell>
          <table:table-cell table:style-name="Table1.C3" office:value-type="string">
            <text:p text:style-name="P1">200 (OK), list of customers. Use pagination, sorting and filtering to navigate big lists.</text:p>
          </table:table-cell>
          <table:table-cell table:style-name="Table1.D3" office:value-type="string">
            <text:p text:style-name="P1">200 (OK), single customer. 404 (Not Found), if ID not found or invalid.</text:p>
          </table:table-cell>
        </table:table-row>
        <table:table-row>
          <table:table-cell table:style-name="Table1.A4" office:value-type="string">
            <text:p text:style-name="P1">PUT</text:p>
          </table:table-cell>
          <table:table-cell table:style-name="Table1.B4" office:value-type="string">
            <text:p text:style-name="P1">Update/Replace</text:p>
          </table:table-cell>
          <table:table-cell table:style-name="Table1.C4" office:value-type="string">
            <text:p text:style-name="P1">405 (Method Not Allowed), unless you want to update/replace every resource in the entire collection.</text:p>
          </table:table-cell>
          <table:table-cell table:style-name="Table1.D4" office:value-type="string">
            <text:p text:style-name="P1">200 (OK) or 204 (No Content). 404 (Not Found), if ID not found or invalid.</text:p>
          </table:table-cell>
        </table:table-row>
        <table:table-row>
          <table:table-cell table:style-name="Table1.A5" office:value-type="string">
            <text:p text:style-name="P1">PATCH</text:p>
          </table:table-cell>
          <table:table-cell table:style-name="Table1.B5" office:value-type="string">
            <text:p text:style-name="P1">Update/Modify</text:p>
          </table:table-cell>
          <table:table-cell table:style-name="Table1.C5" office:value-type="string">
            <text:p text:style-name="P1">405 (Method Not Allowed), unless you want to modify the collection itself.</text:p>
          </table:table-cell>
          <table:table-cell table:style-name="Table1.D5" office:value-type="string">
            <text:p text:style-name="P1">200 (OK) or 204 (No Content). 404 (Not Found), if ID not found or invalid.</text:p>
          </table:table-cell>
        </table:table-row>
        <table:table-row>
          <table:table-cell table:style-name="Table1.A6" office:value-type="string">
            <text:p text:style-name="P1">DELETE</text:p>
          </table:table-cell>
          <table:table-cell table:style-name="Table1.B6" office:value-type="string">
            <text:p text:style-name="P1">Delete</text:p>
          </table:table-cell>
          <table:table-cell table:style-name="Table1.C6" office:value-type="string">
            <text:p text:style-name="P1">405 (Method Not Allowed), unless you want to delete the whole collection—not often desirable.</text:p>
          </table:table-cell>
          <table:table-cell table:style-name="Table1.D6" office:value-type="string">
            <text:p text:style-name="P1">200 (OK). 404 (Not Found), if ID not found or invalid.</text:p>
          </table:table-cell>
        </table:table-row>
      </table:table>
      <text:p text:style-name="P3"/>
      <text:p text:style-name="P3"/>
      <text:p text:style-name="P3">Input validation (e.g. for POST requests) video 11</text:p>
      <text:p text:style-name="P3"/>
      <text:p text:style-name="P3">//process - global object in node that gives us access to the current process</text:p>
      <text:p text:style-name="P3"/>
      <text:p text:style-name="Standard"><text:span text:style-name="T2">Request and response objects</text:span><text:span text:style-name="T1"> - </text:span><text:a xlink:type="simple" xlink:href="https://expressjs.com/en/api.html#req" text:style-name="Internet_20_link" text:visited-style-name="Visited_20_Internet_20_Link"><text:span text:style-name="Internet_20_link">https://expressjs.com/en/api.html#req</text:span></text:a></text:p>
      <text:p text:style-name="Standard"/>
      <text:p text:style-name="P41">Advanced Express concepts - Chapter 5</text:p>
      <text:p text:style-name="Standard"/>
      <text:p text:style-name="Standard">//<text:span text:style-name="T10">process</text:span> - global object in node that gives us access to the current process</text:p>
      <text:p text:style-name="Standard"/>
      <text:p text:style-name="Standard">Middleware: A function that takes a request object and either returns response to the client or passes control to another middleware function.</text:p>
      <text:p text:style-name="Standard"/>
      <text:p text:style-name="Standard"><text:span text:style-name="T10">Request processing pipeline</text:span> – Video 2 – When we receive a request on the server, that request goes through this pipeline. We have one or more middleware functions. Each middleware function other terminates the request response cycle by returning a response object or it passes back control to another <text:soft-page-break/>middleware function.</text:p>
      <text:p text:style-name="Standard"/>
      <text:p text:style-name="Standard">App.use() to use custom middleware functions. </text:p>
      <text:p text:style-name="Standard"/>
      <text:p text:style-name="Standard">app.use(express.json()); //parses the body of the request and if there is a json object, it will populate req.body property</text:p>
      <text:p text:style-name="Standard"/>
      <text:p text:style-name="Standard">app.use(express.urlencoded()); //this mf parses incoming requests with urlEncoded payloads</text:p>
      <text:p text:style-name="Standard"/>
      <text:p text:style-name="Standard">app.use(express.static("public")); //serve static files from the root of the page</text:p>
      <text:p text:style-name="Standard"/>
      <text:p text:style-name="Standard"/>
      <text:p text:style-name="Standard">//custom middleware function. next is a reference to the next middleware function in the pipeline</text:p>
      <text:p text:style-name="Standard">//Middleware function are called in sequence</text:p>
      <text:p text:style-name="Standard">app.use(logger);</text:p>
      <text:p text:style-name="Standard"/>
      <text:p text:style-name="Standard">//process - global object in node that gives us access to the current process</text:p>
      <text:p text:style-name="Standard"/>
      <text:p text:style-name="Standard"><text:span text:style-name="T10">Environments</text:span> – testing, production, development</text:p>
      <text:p text:style-name="Standard">// app.get("env"); //get() gives us various settings about this application. Env returns if our machine is in development, production, testing, etc environment atm</text:p>
      <text:p text:style-name="Standard"/>
      <text:p text:style-name="Standard"><text:span text:style-name="T10">Configuration</text:span> – video 7 – storing configuration settings for each environment and overriding the configuration settings for each env (development, production, testing, etc) Use npm rc or config packages.</text:p>
      <text:p text:style-name="Standard">Storing passwords (e.g. of a mail server) in environment variables. Same video. Read passwords saved in environment variables using configuration panels of your app.</text:p>
      <text:p text:style-name="Standard">Export app_password=1234</text:p>
      <text:p text:style-name="Standard"/>
      <text:p text:style-name="Standard"><text:span text:style-name="T10">Debugging</text:span> – video 8 – use the debug node package. Instead of console.log use the debugging functions. Make sure NODE_ENV is in development.</text:p>
      <text:p text:style-name="Standard">Set DEBUG environment variable in terminal, export DEBUG=app:* using the namespace we create in code. </text:p>
      <text:p text:style-name="Standard"/>
      <text:p text:style-name="Standard"/>
      <text:p text:style-name="Standard">Templating engines – (vid 9) – retunrs html markup not json objects. That’s when we use templating engines. eg. Pug, mustache, EJS. We use pug</text:p>
      <text:p text:style-name="Standard"/>
      <text:p text:style-name="Standard">app.set("view engine", "pug"); //setting the view engine (templating engine) that returns the html</text:p>
      <text:p text:style-name="Standard"/>
      <text:p text:style-name="Standard">app.get("/", (req, res) =&gt; {</text:p>
      <text:p text:style-name="Standard"><text:s text:c="2"/>//returns an html markup to the client in the home page using a view</text:p>
      <text:p text:style-name="Standard"><text:s text:c="2"/>res.render("index", { title: "My Express App", message: "Adnan Sakib" });</text:p>
      <text:p text:style-name="Standard">});</text:p>
      <text:p text:style-name="Standard"/>
      <text:p text:style-name="Standard"><text:span text:style-name="T10">Database integration –</text:span> (video 10) – an introduction</text:p>
      <text:p text:style-name="Standard"/>
      <text:p text:style-name="Standard"><text:span text:style-name="T10">Restructuring express application</text:span> (video 12) – introducing express router after taking api routes to another fil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41">Asynchronous JS -chapter 6</text:p>
      <text:p text:style-name="Standard"/>
      <text:p text:style-name="Standard"><text:span text:style-name="T10">Asynchronous</text:span> doesnt mean concurrent or multithreaded. </text:p>
      <text:p text:style-name="Standard">Three patterns to deal with asynchronous code: <text:span text:style-name="T10">Callbacks, promises and async/await</text:span></text:p>
      <text:p text:style-name="Standard"/>
      <text:p text:style-name="Standard"><text:span text:style-name="T10">Callbacks</text:span> – video 3 - Callback is a function we call when a result of an asynchronous operation is ready. </text:p>
      <text:p text:style-name="Standard"/>
      <text:p text:style-name="Standard"><text:span text:style-name="T10">Promise</text:span> (video 6) is an object that holds the eventual result of an asynchronous operation. It can be in three states: Pending, Rejected, Fulfilled.</text:p>
      <text:p text:style-name="Standard"/>
      <text:p text:style-name="Standard">When creating a new promise object, provide a callback function as parameter. That function in turn will have two callback functions, “resolve” and “reject” as its parameters. </text:p>
      <text:p text:style-name="Standard"/>
      <text:p text:style-name="Standard">const p = new Promise((resolve, reject) =&gt; {</text:p>
      <text:p text:style-name="Standard"><text:s text:c="4"/></text:p>
      <text:p text:style-name="Standard">});</text:p>
      <text:p text:style-name="Standard"/>
      <text:p text:style-name="Standard">Promise object p has two methods for it, catch() (catches error) and then() (gets the result of our asynchronous operation). </text:p>
      <text:p text:style-name="Standard"/>
      <text:p text:style-name="Standard"><text:span text:style-name="T10">How to consume promises once they are returned</text:span> – video 8</text:p>
      <text:p text:style-name="Standard"/>
      <text:p text:style-name="Standard"><text:span text:style-name="T10">Using settled (resolved) promises for testing</text:span> (video 9) – for writing unit tests. Create a promise that is already resolved, or a promise that is already rejected. </text:p>
      <text:p text:style-name="Standard"/>
      <text:p text:style-name="Standard">R<text:span text:style-name="T10">unning promises in parallel </text:span>– video 10 - </text:p>
      <text:p text:style-name="Standard"/>
      <text:p text:style-name="Standard">///still not multithreading. It's still one thread that performs the asynchronous operations.</text:p>
      <text:p text:style-name="Standard">const p1 = new Promise((resolve, reject) =&gt; {</text:p>
      <text:p text:style-name="Standard"><text:s text:c="2"/>setTimeout(() =&gt; {</text:p>
      <text:p text:style-name="Standard"><text:s text:c="4"/>console.log("Async operation 1..");</text:p>
      <text:p text:style-name="Standard"><text:s text:c="4"/>// resolve(1);</text:p>
      <text:p text:style-name="Standard"><text:s text:c="4"/>reject(new Error("Because someting failed."));</text:p>
      <text:p text:style-name="Standard"><text:s text:c="2"/>}, 2000);</text:p>
      <text:p text:style-name="Standard">});</text:p>
      <text:p text:style-name="Standard"/>
      <text:p text:style-name="Standard">const p2 = new Promise((resolve) =&gt; {</text:p>
      <text:p text:style-name="Standard"><text:s text:c="2"/>setTimeout(() =&gt; {</text:p>
      <text:p text:style-name="Standard"><text:soft-page-break/><text:s text:c="4"/>console.log("Async operation 2..");</text:p>
      <text:p text:style-name="Standard"><text:s text:c="4"/>resolve(2);</text:p>
      <text:p text:style-name="Standard"><text:s text:c="2"/>}, 2000);</text:p>
      <text:p text:style-name="Standard">});</text:p>
      <text:p text:style-name="Standard"/>
      <text:p text:style-name="Standard">Promise.all([p1, p2]) //all() returns a new promise that is resolved only when all the promises in the array are resolved.</text:p>
      <text:p text:style-name="Standard"><text:s text:c="2"/>.then((result) =&gt; console.log(result))</text:p>
      <text:p text:style-name="Standard"><text:s text:c="2"/>.catch((error) =&gt; console.log("Error: ", error.message));</text:p>
      <text:p text:style-name="Standard">Promise.race( [p1,p2] ) <text:s/>//race() - as soon as one promise is fulfilled inside the array, the entire promise is considered fulfilled.</text:p>
      <text:p text:style-name="Standard"/>
      <text:p text:style-name="Standard">Async/Await – video 11 – use await keyword to do asynchronous operations, to write code like synchronous operations. Prefix the function with async keyword. Its syntactical sugar for promises. </text:p>
      <text:p text:style-name="Standard"/>
      <text:p text:style-name="Standard"/>
      <text:p text:style-name="P5">CRUD Operations using Mongoose – chapter 7</text:p>
      <text:p text:style-name="P5"/>
      <text:p text:style-name="P7"><text:span text:style-name="T10">MongoDB</text:span> is a NoSQL database system which stores data in the form of BSON documents. </text:p>
      <text:p text:style-name="P7"/>
      <text:p text:style-name="P7">In terms of Node.js, mongodb is the native driver for interacting with a mongodb instance and mongoose is an Object modeling tool for MongoDB.</text:p>
      <text:p text:style-name="P7"/>
      <text:p text:style-name="P7">Mongoose is built on top of the MongoDB driver to provide programmers with a way to model their data.</text:p>
      <text:p text:style-name="P7"/>
      <text:p text:style-name="P5">mongoose</text:p>
      <text:p text:style-name="P5"><text:s text:c="2"/>.connect("mongodb://localhost/playground", {</text:p>
      <text:p text:style-name="P5"><text:s text:c="4"/>useNewUrlParser: true,</text:p>
      <text:p text:style-name="P5"><text:s text:c="4"/>useUnifiedTopology: true,</text:p>
      <text:p text:style-name="P5"><text:s text:c="2"/>})</text:p>
      <text:p text:style-name="P5"/>
      <text:p text:style-name="P5"/>
      <text:p text:style-name="P7"><text:span text:style-name="T10">Schemas</text:span> – (video 5) – specific to mongoose, not part of mongodb. Defines the shape of documents in a mongodb collection. </text:p>
      <text:p text:style-name="P7"/>
      <text:p text:style-name="P7"><text:span text:style-name="T10">A collection </text:span>is like a table in a relational database. <text:s/></text:p>
      <text:p text:style-name="P7"/>
      <text:p text:style-name="P7"><text:span text:style-name="T10">A documen</text:span>t is a container of key-value pairs. <text:span text:style-name="T17">(A json object)</text:span></text:p>
      <text:p text:style-name="P7"/>
      <text:p text:style-name="P7"><text:span text:style-name="T10">Models</text:span> - (video 6) - </text:p>
      <text:p text:style-name="P7">//Classes, objects</text:p>
      <text:p text:style-name="P7">//Course , nodeCourse</text:p>
      <text:p text:style-name="P7">//<text:span text:style-name="T10">model</text:span> – Once we have a schema, we compile the schema into a model to create a class like Course.</text:p>
      <text:p text:style-name="P7">Next we can create an object based on that class, and this objects maps to a document in a mongodb database. </text:p>
      <text:p text:style-name="P7"><text:soft-page-break/></text:p>
      <text:p text:style-name="P7"><text:span text:style-name="T10">Querying documents in mongodb </text:span>– video 8 </text:p>
      <text:p text:style-name="P7"/>
      <text:p text:style-name="P7"/>
      <text:p text:style-name="P7">async function getCourses() {</text:p>
      <text:p text:style-name="P7"/>
      <text:p text:style-name="P7"><text:s text:c="2"/>const courses = await Course.find({ author: "Sakib", isPublished: true })</text:p>
      <text:p text:style-name="P7"><text:s text:c="4"/>.limit(10)</text:p>
      <text:p text:style-name="P7"><text:s text:c="4"/>.sort({ name: 1 })</text:p>
      <text:p text:style-name="P7"><text:s text:c="4"/>.select({ name: 1, tags: 1 }); //with this function we get all the courses in our database</text:p>
      <text:p text:style-name="P7"><text:s text:c="2"/>console.log(courses);</text:p>
      <text:p text:style-name="P7">} //name:1 means sort in ascending order, -1 means descending order</text:p>
      <text:p text:style-name="P7"/>
      <text:p text:style-name="P7">//the find method returns a DocumentQuery object, which is like a promise.</text:p>
      <text:p text:style-name="P7"/>
      <text:p text:style-name="P7"/>
      <text:p text:style-name="P7"/>
      <text:p text:style-name="P7"/>
      <text:p text:style-name="P7"><text:span text:style-name="T10">Comparison query operators in mongoDB</text:span> – video 9 - </text:p>
      <text:p text:style-name="P7"/>
      <text:p text:style-name="P7">eq (equal) </text:p>
      <text:p text:style-name="P7">ne (not equal)</text:p>
      <text:p text:style-name="P7">gt (greater than)</text:p>
      <text:p text:style-name="P7">gte (greater than or equal to)</text:p>
      <text:p text:style-name="P7">lt (less than)</text:p>
      <text:p text:style-name="P7">lte (less than or equal to)</text:p>
      <text:p text:style-name="P7">in</text:p>
      <text:p text:style-name="P7">nin (not in)</text:p>
      <text:p text:style-name="P7"/>
      <text:p text:style-name="Standard"><text:span text:style-name="T3">.</text:span><text:span text:style-name="T4">find</text:span><text:span text:style-name="T3">(</text:span><text:span text:style-name="T5">{</text:span><text:span text:style-name="T3"> price: </text:span><text:span text:style-name="T5">{</text:span><text:span text:style-name="T3"> $gte: </text:span><text:span text:style-name="T6">10</text:span><text:span text:style-name="T3">, $lte: </text:span><text:span text:style-name="T6">20</text:span><text:span text:style-name="T3"> </text:span><text:span text:style-name="T5">}</text:span><text:span text:style-name="T3"> </text:span><text:span text:style-name="T5">}</text:span><text:span text:style-name="T3">)</text:span></text:p>
      <text:p text:style-name="P40"/>
      <text:p text:style-name="P7">.find ({ price: { $in : [10, 15, 20] } })</text:p>
      <text:p text:style-name="P7"/>
      <text:p text:style-name="P7"><text:span text:style-name="T10">Logical query operators </text:span>– video 10 - </text:p>
      <text:p text:style-name="P7"/>
      <text:p text:style-name="P7">//or </text:p>
      <text:p text:style-name="P7">//and</text:p>
      <text:p text:style-name="P7"/>
      <text:p text:style-name="P7">.find()</text:p>
      <text:p text:style-name="P7">.or([ {author: “Sakib”}, {} ])</text:p>
      <text:p text:style-name="Standard"><text:span text:style-name="T3">.</text:span><text:span text:style-name="T4">or</text:span><text:span text:style-name="T3">([</text:span><text:span text:style-name="T5">{</text:span><text:span text:style-name="T3"> author: </text:span><text:span text:style-name="T7">"</text:span><text:span text:style-name="T8">Sakib</text:span><text:span text:style-name="T7">"</text:span><text:span text:style-name="T3"> </text:span><text:span text:style-name="T5">}</text:span><text:span text:style-name="T3">, </text:span><text:span text:style-name="T5">{</text:span><text:span text:style-name="T3"> isPublished: </text:span><text:span text:style-name="T6">true</text:span><text:span text:style-name="T3"> </text:span><text:span text:style-name="T5">}</text:span><text:span text:style-name="T3">])</text:span></text:p>
      <text:p text:style-name="P2"><text:span text:style-name="T3">.</text:span><text:span text:style-name="T4">and</text:span><text:span text:style-name="T3">([</text:span><text:span text:style-name="T5">{</text:span><text:span text:style-name="T3"> author: </text:span><text:span text:style-name="T7">"</text:span><text:span text:style-name="T8">Sakib</text:span><text:span text:style-name="T7">"</text:span><text:span text:style-name="T3"> </text:span><text:span text:style-name="T5">}</text:span><text:span text:style-name="T3">, </text:span><text:span text:style-name="T5">{</text:span><text:span text:style-name="T3"> isPublished: </text:span><text:span text:style-name="T6">true</text:span><text:span text:style-name="T3"> </text:span><text:span text:style-name="T5">}</text:span><text:span text:style-name="T3">])</text:span></text:p>
      <text:p text:style-name="P7"/>
      <text:p text:style-name="P10">Regular expressions </text:p>
      <text:p text:style-name="P7"/>
      <text:p text:style-name="P7"><text:s text:c="4"/>.find({ author: /^Sakib/ }) //regular expression. expression where author starts with Sakib. Case sensitive</text:p>
      <text:p text:style-name="P7"><text:s text:c="4"/>.find({ price: /Adnan$/i }) //regular expression where search is that of author that ends with Adnan. i at the end is for case insensitive</text:p>
      <text:p text:style-name="P7"><text:s text:c="4"/>.find({ price: /.*Sakib.*/ }) //regular exrpession for author where the name Sakib is anywhere</text:p>
      <text:p text:style-name="P7"><text:soft-page-break/></text:p>
      <text:p text:style-name="P7"><text:span text:style-name="T10">Counting </text:span>– video 12 - .skip( (pageNumber – 1) * pageSize )</text:p>
      <text:p text:style-name="P7"/>
      <text:p text:style-name="P7"/>
      <text:p text:style-name="P7"><text:span text:style-name="T10">Updating a document – query first</text:span> – video 17, 18. - </text:p>
      <text:p text:style-name="P7"/>
      <text:p text:style-name="P7"/>
      <text:p text:style-name="P7"/>
      <text:p text:style-name="P10">Approach: Query First</text:p>
      <text:p text:style-name="P7"><text:s text:c="2"/>//findById()</text:p>
      <text:p text:style-name="P7"><text:s text:c="2"/>//Modify its properties</text:p>
      <text:p text:style-name="P7"><text:s text:c="2"/>//save()</text:p>
      <text:p text:style-name="P7"><text:s text:c="2"/></text:p>
      <text:p text:style-name="P10"><text:s text:c="2"/>Approach 2: Update first</text:p>
      <text:p text:style-name="P7"><text:s text:c="2"/>// Update directly in the database, using mongodb update operators.</text:p>
      <text:p text:style-name="P7">//using the update method to update the document directly in the database without retrieving it first</text:p>
      <text:p text:style-name="P7">//to obtain the course object as well as update by id, use findByIdAndUpdate() method</text:p>
      <text:p text:style-name="P7">//OPtionally: get the updated document</text:p>
      <text:p text:style-name="P7">Removing a document – video 19 </text:p>
      <text:p text:style-name="P7"/>
      <text:p text:style-name="P7">deleteOne, deleteMany(), findByIdAndRemove() to obtain and return the course we removed.</text:p>
      <text:p text:style-name="P7"/>
      <text:p text:style-name="P7"/>
      <text:p text:style-name="P42">Mongoose Data Validation - Chapter 8 - </text:p>
      <text:p text:style-name="P7"/>
      <text:p text:style-name="P7"><text:span text:style-name="T10">Validation </text:span>– name: <text:s/>{ type:string , required: true } //Do validation this way in mongoose. Not mongodb though. </text:p>
      <text:p text:style-name="P7"/>
      <text:p text:style-name="P7"><text:span text:style-name="T10">Custom validators (video 3):</text:span> use functions inside properties. Validate property to create custom validators. e.g,</text:p>
      <text:p text:style-name="P7"/>
      <text:p text:style-name="P7"><text:s text:c="2"/>tags: {</text:p>
      <text:p text:style-name="P7"><text:s text:c="4"/>type: Array,</text:p>
      <text:p text:style-name="P7"><text:s text:c="4"/>validate: {</text:p>
      <text:p text:style-name="P7"><text:s text:c="6"/>validator: function (v) {</text:p>
      <text:p text:style-name="P7"><text:s text:c="8"/>return v &amp;&amp; v.length &gt; 0;</text:p>
      <text:p text:style-name="P7"><text:s text:c="6"/>},</text:p>
      <text:p text:style-name="P7"><text:s text:c="6"/>message: "A course should have at least one tag.",</text:p>
      <text:p text:style-name="P7"><text:s text:c="4"/>},</text:p>
      <text:p text:style-name="P7"><text:s text:c="2"/>},</text:p>
      <text:p text:style-name="P7"/>
      <text:p text:style-name="P7"/>
      <text:p text:style-name="P7"/>
      <text:p text:style-name="P7">Async validators for asynchronous properties (video 4): <text:s/>Return promise instead of using isAsync: true in custom validators, it is deprecated. </text:p>
      <text:p text:style-name="P7"/>
      <text:p text:style-name="P7"><text:span text:style-name="T10">Validation errors (video 5) </text:span>– <text:span text:style-name="T9">in the createCourse() function.</text:span></text:p>
      <text:p text:style-name="P7"/>
      <text:p text:style-name="P7"><text:soft-page-break/><text:s text:c="2"/>try {</text:p>
      <text:p text:style-name="P7"><text:s text:c="4"/>const result = await course.save(); </text:p>
      <text:p text:style-name="P7"><text:s text:c="4"/>console.log(result);</text:p>
      <text:p text:style-name="P7"><text:s text:c="2"/>} catch (ex) {</text:p>
      <text:p text:style-name="P8"><text:s text:c="4"/>for (field in ex.errors) </text:p>
      <text:p text:style-name="P8"><text:tab/>console.log(ex.errors[field].message);</text:p>
      <text:p text:style-name="P7"><text:s text:c="2"/>}</text:p>
      <text:p text:style-name="P7"/>
      <text:p text:style-name="P7"/>
      <text:p text:style-name="P9"><text:span text:style-name="T10">Making genres API</text:span> – making it asynchronous and adding mongoose integration to mongodb – video 7- </text:p>
      <text:p text:style-name="P9"/>
      <text:p text:style-name="P9"/>
      <text:p text:style-name="P43">Chapter 9 – Modelling relationships between Connected Data in Mongoose</text:p>
      <text:p text:style-name="P13"/>
      <text:p text:style-name="P13"><text:span text:style-name="T10">Modelling Relationships</text:span> – video 1 – <text:span text:style-name="T15">The entities and concepts we work with can have association. e.g. Courses can have an author. Authors can have names, author documents, image, website.</text:span></text:p>
      <text:p text:style-name="P13"/>
      <text:p text:style-name="P15">What <text:span text:style-name="T10">approach</text:span> you use is based on <text:s/>the requirements of your app. It’s a trade-off between query performance vs consistency. </text:p>
      <text:p text:style-name="P13"/>
      <text:p text:style-name="P11">Using References (Normalization) -<text:span text:style-name="T18">&gt; CONSISTENCY</text:span></text:p>
      <text:p text:style-name="P14"/>
      <text:p text:style-name="P16">let author = {</text:p>
      <text:p text:style-name="P16"><text:s text:c="2"/>name: "Sakib",</text:p>
      <text:p text:style-name="P16">};</text:p>
      <text:p text:style-name="P16"/>
      <text:p text:style-name="P16">let course = {</text:p>
      <text:p text:style-name="P16"><text:s text:c="2"/>author: "id",</text:p>
      <text:p text:style-name="P16">};</text:p>
      <text:p text:style-name="P14"/>
      <text:p text:style-name="P11">Using Embedded Documents (Denormalization) -<text:span text:style-name="T18">&gt; QUERY PERFORMANCE</text:span></text:p>
      <text:p text:style-name="P14"/>
      <text:p text:style-name="P14">let course = { </text:p>
      <text:p text:style-name="P14"><text:s text:c="2"/>author: {</text:p>
      <text:p text:style-name="P14"><text:s text:c="4"/>name: "Sakib",</text:p>
      <text:p text:style-name="P14"><text:s text:c="2"/>},</text:p>
      <text:p text:style-name="P14">};</text:p>
      <text:p text:style-name="P14"/>
      <text:p text:style-name="P14">//<text:span text:style-name="T16">author document inside course document</text:span></text:p>
      <text:p text:style-name="P14"/>
      <text:p text:style-name="P14"><text:span text:style-name="T10">//Hybrid approach</text:span> - when we need a snapshot of your data in a point in time</text:p>
      <text:p text:style-name="P14"/>
      <text:p text:style-name="P14">let author = {</text:p>
      <text:p text:style-name="P14"><text:s text:c="2"/>name: "Sakib",</text:p>
      <text:p text:style-name="P14"><text:s text:c="2"/>//50 other properties</text:p>
      <text:p text:style-name="P14">};</text:p>
      <text:p text:style-name="P14"/>
      <text:p text:style-name="P14">let course = {</text:p>
      <text:p text:style-name="P14"><text:soft-page-break/><text:s text:c="2"/>author: {</text:p>
      <text:p text:style-name="P14"><text:s text:c="4"/>id: "ref",</text:p>
      <text:p text:style-name="P14"><text:s text:c="4"/>name: "Sakib",</text:p>
      <text:p text:style-name="P14"><text:s text:c="2"/>},</text:p>
      <text:p text:style-name="P14">};</text:p>
      <text:p text:style-name="P17"><text:span text:style-name="T10">Referencing documents</text:span> (documents refering each other, like a relational database) – video 2 </text:p>
      <text:p text:style-name="P17"/>
      <text:p text:style-name="P17">//<text:span text:style-name="T21">an author document of type ObjectId that references another collection named “Author”.</text:span></text:p>
      <text:p text:style-name="P17"/>
      <text:p text:style-name="P17">const Course = mongoose.model("Course", new mongoose.Schema({</text:p>
      <text:p text:style-name="P17"><text:s text:c="4"/>name: String,</text:p>
      <text:p text:style-name="P17"><text:s text:c="2"/><text:span text:style-name="T20"><text:s text:c="2"/>author: {</text:span></text:p>
      <text:p text:style-name="P19"><text:s text:c="6"/>type: mongoose.Schema.Types.ObjectId,</text:p>
      <text:p text:style-name="P19"><text:s text:c="6"/>ref: "Author",</text:p>
      <text:p text:style-name="P17"><text:span text:style-name="T20"><text:s text:c="4"/>}</text:span>,</text:p>
      <text:p text:style-name="P17"><text:s text:c="2"/>})</text:p>
      <text:p text:style-name="P17">);</text:p>
      <text:p text:style-name="P17"/>
      <text:p text:style-name="P17"/>
      <text:p text:style-name="P18"><text:span text:style-name="T10">Population</text:span> – video 3 - </text:p>
      <text:p text:style-name="P18"/>
      <text:p text:style-name="P18">In a real world application, we want to load the ObjectId referenced in one document to see its content (e.g. author nam<text:span text:style-name="T19">e</text:span>).</text:p>
      <text:p text:style-name="P18"/>
      <text:p text:style-name="P20"/>
      <text:p text:style-name="P21"><text:span text:style-name="T10">Transactions</text:span> using Fawn package. Video 8 </text:p>
      <text:p text:style-name="P21"/>
      <text:p text:style-name="P22"><text:span text:style-name="T10">ObjectId in mongodb</text:span> – video 9 – </text:p>
      <text:p text:style-name="P22"/>
      <text:p text:style-name="P22"><text:span text:style-name="T22">24 bit code. 12 bytes. 4 byte – time stamp value,</text:span> <text:span text:style-name="T23">3 bytes: machine identifier, 2 bytes: process identifier, <text:s/>3 byte incrementing counter. </text:span></text:p>
      <text:p text:style-name="P22"/>
      <text:p text:style-name="P23">This <text:span text:style-name="T24">unique </text:span>id here is generated by MongoDb driver <text:span text:style-name="T25">(mongoose – an abstraction over mongodb driver)</text:span>, not mongodb itself. The driver talks to mongodb. </text:p>
      <text:p text:style-name="P23"/>
      <text:p text:style-name="P24">To <text:span text:style-name="T10">generate objectId</text:span>: </text:p>
      <text:p text:style-name="P24"/>
      <text:p text:style-name="P24">const id = new mongoose.Types.ObjectId();</text:p>
      <text:p text:style-name="P24">console.log(id.getTimestamp()); <text:s text:c="2"/>-&gt; to get the timestamp from the object id.</text:p>
      <text:p text:style-name="P24"/>
      <text:p text:style-name="P25">Check validity of objectId</text:p>
      <text:p text:style-name="P25"/>
      <text:p text:style-name="P25">mongoose.Types.ObjectId.isValid(“12jn32jbeu2nd”); //<text:span text:style-name="T26">returns false</text:span></text:p>
      <text:p text:style-name="P25"/>
      <text:p text:style-name="P25"/>
      <text:p text:style-name="P12"/>
      <text:p text:style-name="P12"/>
      <text:p text:style-name="P12"/>
      <text:p text:style-name="P12"/>
      <text:p text:style-name="P12"><text:soft-page-break/></text:p>
      <text:p text:style-name="P12"/>
      <text:p text:style-name="P12"/>
      <text:p text:style-name="P12"/>
      <text:p text:style-name="P12"/>
      <text:p text:style-name="P26"><text:span text:style-name="T10">Validating objectIds</text:span> inside the Joi validate function we create (video 10) – <text:span text:style-name="T27">use the “joi-objectid” npm package. That way, we won’t have to call mongoose.Types.ObjectID() for ObjectId validation inside the validateRental function. That way is very tedious. </text:span></text:p>
      <text:p text:style-name="P26"/>
      <text:p text:style-name="P27"/>
      <text:p text:style-name="P28">The tedious way</text:p>
      <text:p text:style-name="P27"><text:span text:style-name="T28">Inside our rentals.js routes file, inside our post function. C</text:span>hecking if the customerID, movieId is a valid objectId</text:p>
      <text:p text:style-name="P26"/>
      <text:p text:style-name="P26">if (!mongoose.Types.ObjectId.isValid(req.body.customerId))</text:p>
      <text:p text:style-name="P26"><text:s text:c="3"/>return res.status(400).send("Invalid customerId of customer.");</text:p>
      <text:p text:style-name="P26"/>
      <text:p text:style-name="P26">if (!mongoose.Types.ObjectId.isValid(req.body.movieId))</text:p>
      <text:p text:style-name="P26"><text:s text:c="3"/>return res.status(400).send("Invalid movieId of movie.");</text:p>
      <text:p text:style-name="P26"/>
      <text:p text:style-name="P26"/>
      <text:p text:style-name="P26"/>
      <text:p text:style-name="P6">Chapter 10 – Authentication and Authorization </text:p>
      <text:p text:style-name="P29"/>
      <text:p text:style-name="P29"/>
      <text:p text:style-name="P30">Authentication – the process of identifying if a user is who they claim they are</text:p>
      <text:p text:style-name="P30">Authorization – determining if the user has the permission to do the task <text:span text:style-name="T29">they are trying to do</text:span>.</text:p>
      <text:p text:style-name="P30"/>
      <text:p text:style-name="P31">Permission - Only admin users should be able to delete users.</text:p>
      <text:p text:style-name="P31"/>
      <text:p text:style-name="P32">Thus we need two new endpoints. First we should be able to register users (POST to api/users)</text:p>
      <text:p text:style-name="P32"/>
      <text:p text:style-name="P33">We need a Login endpoint. <text:span text:style-name="T30">We dont have typical RESTful CRUD operation for this. We model this in RESTful terms <text:s/>as a </text:span><text:span text:style-name="T11">REQUEST</text:span><text:span text:style-name="T30"> or a </text:span><text:span text:style-name="T11">COMMAND</text:span><text:span text:style-name="T30">.</text:span></text:p>
      <text:p text:style-name="P33"/>
      <text:p text:style-name="P34">Login: POST <text:span text:style-name="T31">api/logins</text:span></text:p>
      <text:p text:style-name="P33"/>
      <text:p text:style-name="P35"><text:span text:style-name="T10">LODASH</text:span> – video 4 - Use lodash for picking what properties to show to user. Use joi-password-complexity package to ensure complex passwords from users.</text:p>
      <text:p text:style-name="P35"/>
      <text:p text:style-name="P35"/>
      <text:p text:style-name="P33"><text:span text:style-name="T11">Hashing passwords</text:span><text:span text:style-name="T30"> – video 5 – use npm package bcrypt. //salt - random string added before a password that will result in a </text:span>different hashed password every time it is used. <text:s/></text:p>
      <text:p text:style-name="P36"/>
      <text:p text:style-name="P36">async function run() {</text:p>
      <text:p text:style-name="P36"><text:s text:c="2"/>const salt = await bcrypt.genSalt(10); //asynchronous version of genSalt. Pass the number of rounds passed as argument the algorithm runs to generate the salt</text:p>
      <text:p text:style-name="P36">const hash = await bcrypt.hash("1234", salt);//hash the password using the salt generated</text:p>
      <text:p text:style-name="P36"><text:soft-page-break/>}</text:p>
      <text:p text:style-name="P36"/>
      <text:p text:style-name="P37">Add the salt and hash <text:span text:style-name="T32">variables </text:span>inside the post function in users for hashing the passwords <text:span text:style-name="T33">after getting the user object.</text:span></text:p>
      <text:p text:style-name="P37"/>
      <text:p text:style-name="P37"><text:span text:style-name="T10">Autheticating users</text:span> – video 6 - </text:p>
      <text:p text:style-name="P36"/>
      <text:p text:style-name="P38"><text:span text:style-name="T35">JSON Web tokens</text:span> – <text:span text:style-name="T34">(video 8) - </text:span>A JSON Web Token (JWT) is a JSON object encoded as a long string. We use them to identify users. It’s similar to a passport or driver’s license. It includes a few public properties about a user in its payload. These properties cannot be tampered because doing so requires re-generating the digital signature.</text:p>
      <text:p text:style-name="P38"/>
      <text:p text:style-name="P38">When the user logs in, we generate a JWT on the server and return it to the client. We store this token on the client and send it to the server every time we need to call an API endpoint that is only accessible to authenticated users.</text:p>
      <text:p text:style-name="P38"/>
      <text:p text:style-name="P39"><text:span text:style-name="T10">Generating Tokens</text:span> – video 9 – use jsonwebtoken npm package. </text:p>
      <text:p text:style-name="P39"/>
      <text:p text:style-name="P39">//generate a jwt</text:p>
      <text:p text:style-name="P39"><text:s text:c="2"/>const token = jwt.sign({ _id: user._id }, "jwtPrivateKey");</text:p>
      <text:p text:style-name="P36"/>
      <text:p text:style-name="P36"><text:span text:style-name="T12">Store passwords/secrets in environment variables</text:span><text:span text:style-name="T36"> – video 10 - <text:s/></text:span>Never store private keys and other secrets in your codebase. Store them in environment variables. Use the config package to read application settings stored in environment variables.</text:p>
      <text:p text:style-name="P36"/>
      <text:p text:style-name="P47"><text:span text:style-name="T13">Setting response headers</text:span> <text:span text:style-name="T39">(video 11) </text:span>– like HTTP req objects, there are HTTP response objects and response headers <text:span text:style-name="T38">that we can send as response to the client</text:span>. <text:span text:style-name="T37">Use res.header(‘x-auth-token’, token) to set the header. Must give it a name starting with x . e.g. x-auth-token.</text:span></text:p>
      <text:p text:style-name="P47"/>
      <text:p text:style-name="P47"><text:span text:style-name="T13"><text:s/></text:span><text:span text:style-name="T14">Encapsulating logic in Mongoose Models</text:span><text:span text:style-name="T40"> – (video 12) – very important.</text:span></text:p>
      <text:p text:style-name="P47"/>
      <text:p text:style-name="P48">Arrow functions dont have “this”. The “this” keyword in an arrow function references the calling function, not the object in a function itself. <text:span text:style-name="T41">If you want to create a method that is part of an object, dont use an arrow function. Only use arrow functions for standalone functions.</text:span></text:p>
      <text:p text:style-name="P48"/>
      <text:p text:style-name="P52"><text:span text:style-name="T10">Authorization middleware</text:span> – video 13 - Implement authorization using a middleware function. Return a 401 error (unauthorized) if the client doesn’t send a valid token. Return 403 (forbidden) if the user provided a valid token but is not allowed to perform the given operation.</text:p>
      <text:p text:style-name="P52"/>
      <text:p text:style-name="P53"><text:span text:style-name="T10">Protecting POST routes</text:span> using middleware function getAuthToken – video 14 </text:p>
      <text:p text:style-name="P53"/>
      <text:p text:style-name="P54"><text:span text:style-name="T10">Getting the current user</text:span> – video 15 – <text:span text:style-name="T42">getting info about the currently logged in user.</text:span></text:p>
      <text:p text:style-name="P55"/>
      <text:p text:style-name="P55">Add this get HTTP route to the users.js file.</text:p>
      <text:p text:style-name="P54"/>
      <text:p text:style-name="P54">//auth here is authorization, not authentication. We want to see if a user has permission to use a resource or not.</text:p>
      <text:p text:style-name="P54">router.get("/me", auth, async (req, res) =&gt; {</text:p>
      <text:p text:style-name="P54"><text:s text:c="2"/>const user = await User.findById(req.user._id).select("-password");</text:p>
      <text:p text:style-name="P54"><text:soft-page-break/><text:s text:c="2"/>res.send(user);</text:p>
      <text:p text:style-name="P54">});</text:p>
      <text:p text:style-name="P54"/>
      <text:p text:style-name="P54"/>
      <text:p text:style-name="P56"><text:span text:style-name="T10">Logging out users</text:span> – video 16 - You don’t need to implement logging out on the server. Implement it on the client by simply removing the JWT from the client.</text:p>
      <text:p text:style-name="P56"/>
      <text:p text:style-name="P57">Role based authorization – admin privileges – video 17, <text:span text:style-name="T43">18</text:span> – <text:span text:style-name="T43">very importan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Droid Sans Mono" svg:font-family="'Droid Sans Mono'"/>
    <style:font-face style:name="Liberation Sans" svg:font-family="'Liberation Sans'"/>
    <style:font-face style:name="Liberation Serif" svg:font-family="'Liberation Serif'"/>
    <style:font-face style:name="Lohit Devanagari" svg:font-family="'Lohit Devanagari'"/>
    <style:font-face style:name="Noto Sans CJK SC" svg:font-family="'Noto Sans CJK SC'"/>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left="0cm" fo:margin-right="0cm" fo:margin-top="0cm" fo:margin-bottom="0cm" loext:contextual-spacing="false" fo:line-height="100%" fo:text-align="start" style:justify-single-word="false" fo:text-indent="0cm" style:auto-text-indent="false" fo:padding="0cm" fo:border="none" style:text-autospace="ideograph-alpha" style:punctuation-wrap="hanging" style:line-break="strict" style:tab-stop-distance="1.251cm" style:writing-mode="page"/>
      <style:text-properties fo:color="#000000" style:text-position="0% 100%" style:font-name="Times New Roman" fo:font-size="10pt" fo:letter-spacing="normal" fo:language="none" fo:country="none"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Normal" style:class="text"/>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asian="Noto Sans CJK SC" style:font-family-asian="'Noto Sans CJK SC'" style:font-name-complex="Lohit Devanagari" style:font-family-complex="'Lohit Devanagari'"/>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class="text">
      <style:paragraph-properties fo:margin-top="0.847cm" fo:margin-bottom="0.353cm" loext: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cm" loext:contextual-spacing="true" fo:text-indent="0cm" style:auto-text-indent="false"/>
    </style:style>
    <style:style style:name="No_20_Spacing" style:display-name="No Spacing" style:family="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tru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margin-top="0cm" fo:margin-bottom="0cm" loext:contextual-spacing="true" fo:text-indent="0cm" style:auto-text-indent="false" fo:padding="0cm" fo:border="0.51pt solid #ffffff"/>
      <style:text-properties fo:font-style="italic"/>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style style:name="Normal" style:family="paragraph">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text-position="0% 100%" style:font-name="Liberation Serif" fo:font-family="'Liberation Serif'" fo:font-size="12pt" fo:letter-spacing="normal" style:font-name-asian="Noto Sans CJK SC" style:font-family-asian="'Noto Sans CJK SC'" style:font-name-complex="Lohit Devanagari" style:font-family-complex="'Lohit Devanagari'"/>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212cm" fo:margin-bottom="0.212cm" loext:contextual-spacing="false"/>
      <style:text-properties fo:font-size="12pt" fo:font-style="italic" style:font-name-complex="Lohit Devanagari" style:font-family-complex="'Lohit Devanagari'"/>
    </style:style>
    <style:style style:name="Index" style:family="paragraph" style:parent-style-name="Standard" style:class="index">
      <style:text-properties style:font-name-complex="Lohit Devanagari" style:font-family-complex="'Lohit Devanagar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Strong_20_Emphasis" style:display-name="Strong Emphasis" style:family="text">
      <style:text-properties fo:font-weight="bold"/>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
    <meta:editing-cycles>104</meta:editing-cycles>
    <meta:editing-duration>P5DT19H46M17S</meta:editing-duration>
    <dc:date>2020-07-25T22:32:04.996134799</dc:date>
    <meta:document-statistic meta:table-count="1" meta:image-count="0" meta:object-count="0" meta:page-count="12" meta:paragraph-count="281" meta:word-count="2785" meta:character-count="18243" meta:non-whitespace-character-count="15367"/>
  </office:meta>
</office:document-meta>
</file>